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Ellipsoid_20_blue_20_grey_2f_light_20_blu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cm" svg:height="6cm" svg:x="4.6cm" svg:y="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2.25cm" svg:x="6.2cm" svg:y="8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cm" svg:height="3cm" svg:x="4.85cm" svg:y="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cm" svg:height="3cm" svg:x="6.5cm" svg:y="8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8T18:24:51.777459105</meta:creation-date>
    <dc:date>2014-01-28T18:30:06.051899549</dc:date>
    <meta:editing-duration>P0D</meta:editing-duration>
    <meta:editing-cycles>1</meta:editing-cycles>
    <meta:document-statistic meta:object-count="5"/>
    <meta:generator>LibreOffice/4.1.4.2$Linux_X86_64 LibreOffice_project/410m0$Build-2</meta:generator>
  </office:meta>
</office:document-meta>
</file>